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Heute GUI neu geordnet. Und box gebaut. Morgen Code neu erfinden, damit er öffentlich sei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40:46.51</meta:creation-date>
    <meta:document-statistic meta:table-count="0" meta:image-count="0" meta:object-count="0" meta:page-count="1" meta:paragraph-count="2" meta:word-count="17" meta:character-count="101"/>
    <dc:date>2014-11-03T16:42:58.94</dc:date>
    <meta:editing-duration>PT2M12S</meta:editing-duration>
    <meta:editing-cycles>1</meta:editing-cycles>
    <meta:generator>OpenOffice.org/3.4.1$Win32 OpenOffice.org_project/341m1$Build-9593</meta:generator>
  </office:meta>
</office:document-meta>
</file>